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margin-left="1.251cm" fo:margin-right="0cm" fo:text-indent="0cm" style:auto-text-indent="false"/>
      <style:text-properties style:font-name="Courier 10 Pitch" fo:font-size="10.5pt" style:font-size-asian="10.5pt" style:font-size-complex="10.5pt"/>
    </style:style>
    <style:style style:name="P3" style:family="paragraph" style:parent-style-name="Text_20_body">
      <style:paragraph-properties fo:margin-left="0cm" fo:margin-right="0cm" fo:text-indent="0cm" style:auto-text-indent="false"/>
      <style:text-properties style:font-name="Times New Roman" fo:font-size="12pt" style:font-size-asian="12pt" style:font-size-complex="12pt"/>
    </style:style>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list-style-name="L2"/>
    <style:style style:name="P8" style:family="paragraph" style:parent-style-name="Text_20_body">
      <style:paragraph-properties fo:margin-left="1.251cm" fo:margin-right="0cm" fo:text-indent="0cm" style:auto-text-indent="false"/>
    </style:style>
    <style:style style:name="P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0" style:family="paragraph" style:parent-style-name="Text_20_body" style:master-page-name="">
      <style:paragraph-properties fo:margin-left="1.251cm" fo:margin-right="0cm" fo:text-indent="0cm" style:auto-text-indent="false" style:page-number="auto" fo:keep-with-next="always"/>
      <style:text-properties fo:font-weight="bold" style:font-weight-asian="bold" style:font-weight-complex="bold"/>
    </style:style>
    <style:style style:name="P11" style:family="paragraph" style:parent-style-name="Text_20_body" style:master-page-name="">
      <style:paragraph-properties fo:margin-left="1.251cm" fo:margin-right="0cm" fo:text-indent="0cm" style:auto-text-indent="false" style:page-number="auto" fo:keep-with-next="always"/>
      <style:text-properties fo:font-weight="bold" style:font-weight-asian="bold" style:font-weight-complex="bold"/>
    </style:style>
    <style:style style:name="P12" style:family="paragraph" style:parent-style-name="Heading_20_1">
      <style:paragraph-properties fo:text-align="center" style:justify-single-word="false"/>
    </style:style>
    <style:style style:name="T1" style:family="text">
      <style:text-properties fo:font-weight="normal"/>
    </style:style>
    <style:style style:name="T2" style:family="text">
      <style:text-properties style:font-weight-asian="normal"/>
    </style:style>
    <style:style style:name="T3"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ign considerations when implementing a MapReduce master</text:h>
      <text:p text:style-name="P6">Sampo Savolainen 2010</text:p>
      <text:p text:style-name="P6">Department of Computer Science, University of Helsinki</text:p>
      <text:p text:style-name="P1"/>
      <text:p text:style-name="P1">This is an account of the experience gathered when designing and implementing the master server for the BSMR project. This paper does not go through the MapReduce algorithm. Instead, the reader is expected to understand the computing algorithm.</text:p>
      <text:p text:style-name="P1">Undoubtedly the most important responsibility of the master is to distribute the MapReduce tasks to workers. While the main workload is naturally on the workers and their dependability is crucial for the clusters performance, there are many important details that go into designing the master. In BSMR, the dependability of the workers is questionable, which required special attention to certain aspects of the design. The focus here is on aspects that were thought important for the BSMR master, but they may also help with the design of other MapReduce master servers.</text:p>
      <text:p text:style-name="P1"/>
      <text:p text:style-name="P1">MapReduce:<text:tab/><text:a xlink:type="simple" xlink:href="http://labs.google.com/papers/mapreduce.html">http://labs.google.com/papers/mapreduce.html</text:a></text:p>
      <text:p text:style-name="P1">BSMR:<text:tab/><text:a xlink:type="simple" xlink:href="http://code.google.com/p/bsmr">http://code.google.com/p/bsmr</text:a></text:p>
      <text:p text:style-name="Standard"/>
      <text:h text:style-name="Heading_20_3" text:outline-level="3">Design basics</text:h>
      <text:p text:style-name="Text_20_body">The BSMR was designed to be as stateless as possible. While the master naturally keeps track of <text:s/>acknowledged work, it does not try to keep track of what each worker is doing at a certain time. The master must be able to queue multiple MapReduce jobs and keep history of finished jobs. </text:p>
      <text:p text:style-name="Text_20_body">The master is only reactive when a job is being processed. It will not send out new tasks to workers unless the worker acknowledges it has done the task previously appointed to it. The master is proactive only when a new job is started or when the last queued job has been finished.</text:p>
      <text:p text:style-name="Text_20_body">Workers can compute map tasks autonomously. However, when reducing the worker needs to request the locations intermediate map results from the master.</text:p>
      <text:h text:style-name="Heading_20_3" text:outline-level="3">Worker state</text:h>
      <text:p text:style-name="Text_20_body">As reducers need access to the intermediate data stored at each mapper, it is necessary to have a heuristic to judge whether workers are reachable or not. With browsers as workers, one can assume workers can be located far from each other. TCP timeout is far too slow to rely on to filter out quietly failed clients (routes failing, power outages, etc.).</text:p>
      <text:p text:style-name="Text_20_body">This problem was solved by having the workers send a periodic heartbeat message to the master. If the master fails to receive a heartbeat message from the worker in a relatively short period of time (configurable per job), that worker is assumed unavailable. The worker might still wake up, but during the time it is unavailable, all its' acknowledgments for map tasks are considered void. Thus all map tasks only it had done need to be recomputed.</text:p>
      <text:p text:style-name="Text_20_body"><text:soft-page-break/>With experimental browser code, one must also account for clients which do not behave in a sensible fashion. To address this problem, the master keeps track of when a worker has last acknowledged data. The job specifies an acknowledgment timeout parameter. If this timeout is exceeded, the worker is considered dead, and all its' acknowledgments for map tasks are considered void. Again, all map tasks only it had computed need to be redone. Similarly to unavailable workers, dead workers can also wake up and rejoin the cluster. The differentiation between the two states is for internal logic and debugging purposes.</text:p>
      <text:p text:style-name="Text_20_body">Note that each acknowledgment message also behaves as a heartbeat message. This allows to reduce the amount of messaging between the worker and master. The heartbeat timeout can be reset at every acknowledgment message.</text:p>
      <text:h text:style-name="Heading_20_3" text:outline-level="3">Distributing tasks</text:h>
      <text:p text:style-name="Text_20_body">Tasks for workers are chosen simply by selecting a non-acknowledged split or partition. As workers will do work in parallel, there must be an internal pointer which points to the next split or partition to be tasked to a worker to eliminate workers mapping or reducing the same task at the same time. Partition tasks are sent out only after all map tasks have been done by workers that are currently available.</text:p>
      <text:p text:style-name="Text_20_body">Having multiple workers execute a single task does not invalidate the results, so tasks are re-appointed when all remaining tasks have already been appointed to workers.</text:p>
      <text:p text:style-name="Text_20_body">Workers are assigned a new task on the following triggers:</text:p>
      <text:list xml:id="list1987946086" text:style-name="L1">
        <text:list-item>
          <text:p text:style-name="P4">When a worker acknowledges a task, a new task will be allocated to it.</text:p>
        </text:list-item>
        <text:list-item>
          <text:p text:style-name="P4">When a job is finished, the next one is started and each worker will get a task to compute. These messages will be staggered to avoid synchronization of workers. All workers starting mapping at the same time can easily overload the filesystem in use.</text:p>
        </text:list-item>
      </text:list>
      <text:p text:style-name="Text_20_body">If at either step the master decides there is no more work to do (no queued job and the current one is finished), the master will send an idle task to all workers. In this state the workers will continue sending out heartbeats, but they will not do any computation or data retrieval.</text:p>
      <text:p text:style-name="Standard">At the time this paper was written, there is no cue in the master to preempt mappers at the moment all map tasks have been computed. In some scenarios this could produce increase in performance as all workers would immediately start reducing instead of re-mapping splits. However in a system where confidence towards workers is low, it is considered a good idea to have at least some splits mapped by multiple workers. Also, synchronization of reduce tasks can potentially cause performance issues in workers serving intermediate results to other workers.</text:p>
      <text:h text:style-name="Heading_20_3" text:outline-level="3">Keeping track of acknowledged splits</text:h>
      <text:p text:style-name="Text_20_body">Tracking acknowledged splits requires the master to store a set of workers who have completed a task per split. When the master is selecting a new task to a worker, it must first check whether all splits are done. It must go through all splits and check whether each split has been acknowledged by a worker that is currently available. The current implementation uses a filter class (AvailableWorkerSet) which implements a sufficient subset of the the Java Set <text:s/>interface. This filter provides access to the underlying data structure but filters out any unavailable or dead workers. (more on this in the next topic)</text:p>
      <text:p text:style-name="Text_20_body">This is non-optimal solution. A better solution could provide an edge when computing jobs with a large number of splits and workers. </text:p>
      <text:h text:style-name="Heading_20_3" text:outline-level="3"><text:soft-page-break/>Reducing – finding neighbors</text:h>
      <text:p text:style-name="Text_20_body">To reduce data, workers need the intermediate data computed by mappers. To get the data they need to be able to communicate with each other using WebSockets. When a reducer asks where to find a certain split for the task, the master provides a list of worker URLs where that split can be found.</text:p>
      <text:p text:style-name="Text_20_body">BSMR is designed to work in heterogeneous networks where some workers can be behind NAPT firewalls. This means that a worker which is alive and well, may be unreachable to some or all other workers. Each worker keeps a record of URLs they were unable to reach. This list is provided to the master when acknowledging new work. The master uses this transient list of unreachable workers as a further method of filtering the sets of workers that have acknowledged a split. This list never affects the global state of the server.</text:p>
      <text:p text:style-name="Text_20_body">When reducing a partition, a worker might notice it cannot reach one of the splits required for the task. It then communicates the unreachable URLs to the master. The master will then, as per the last topic, see this split as not acknowledged (but only from the view point of this particular worker) and send out a map task for the worker to map this particular split.</text:p>
      <text:p text:style-name="Text_20_body">This mechanism will allow a cluster of workers to complete a MapReduce job even if none of the workers can communicate with each other. The performance will be terrible, but it demonstrates the robustness of the algorithm.</text:p>
      <text:h text:style-name="Heading_20_3" text:outline-level="3">Time</text:h>
      <text:p text:style-name="Text_20_body">Decisions in the master are made based on the availability of workers which depends on time. Thus the master uses a single static timestamp for the duration of one message. This is achieved by storing the current time into a thread local object. The value of this object is then used by all operations when they require the current time.</text:p>
      <text:p text:style-name="P2">void TimeContext.markTime();</text:p>
      <text:p text:style-name="P2">long TimeContext.now();</text:p>
      <text:p text:style-name="P3">Using a constant timestamp during all operations eliminates the possibility of conflicting test results.</text:p>
      <text:h text:style-name="Heading_20_3" text:outline-level="3">Locking</text:h>
      <text:p text:style-name="Text_20_body">Task selection is influenced by both incoming acknowledgments and the tasks the master has selected for workers previously. This naturally requires locking to achieve without conflicts and unnecessary re-computation of parts of the MapReduce job.</text:p>
      <text:p text:style-name="Text_20_body">The lock strategy of the BSMR master is quite conservative due to time constraints and the assumption that the master will not become a bottleneck in this project. All core operations are done while holding a master wide mutex. Message parsing, heartbeat messages and sending replies are the main exceptions here. </text:p>
      <text:p text:style-name="Text_20_body">There are however some ways that could be investigated if the current locking policy becomes a bottleneck. The first one here deals with issues caused by bunched acknowledgments leading to work being redone unnecessarily. The second is a step towards non-blocking message processing.</text:p>
      <text:p text:style-name="P5"/>
      <text:p text:style-name="P10"><text:soft-page-break/>Acknowledgment barrier</text:p>
      <text:p text:style-name="P9">When multiple acknowledgments come in at the same time, it would make sense to update the job state according to all these acknowledgments before selecting new work for the workers. To achieve this, incoming ack messages need to be counted before they enter the part where job state is updated. All request threads would then wait at a synchronization barrier which would open only when all acknowledgments are done.</text:p>
      <text:p text:style-name="P10">Task queues</text:p>
      <text:p text:style-name="P9">When a job is started, the master could build queues for map tasks and reduce tasks. To appoint a task to a worker, the master will select the first task from the map queue. If the queue is empty, the task is selected from the partition queue. These queues can be implemented as (nearly) lock-free structures so the master requires no global lock.</text:p>
      <text:p text:style-name="P9">The selected task would be stored in a worker specific object as its' current task. When the worker acknowledges this task the current task can be cleared. When a worker becomes unavailable or dead, the stored task and acknowledged map tasks need to be returned to the original queue. If an unavailable or dead worker becomes responsive again, the map task queue can be pruned of the map tasks this worker has computed.</text:p>
      <text:p text:style-name="P9">When reducing, the master needs to reply to queries about the location of a certain intermediate map result. To read this information, the worker state which contains data about which map tasks they have done has to support multiple concurrent readers but taking into account that the structure might get written to during the reduce phase. This is because a single worker might have to re-map a split or a vanished worker might throw the entire job back into map phase.</text:p>
      <text:p text:style-name="P9">While normal operations can be achieved with few locks, worker invalidation and re-validation procedures still require a global lock </text:p>
      <text:p text:style-name="P8">This method however violates the original design of the BSMR master as it requires keeping state of what each worker is doing. It also needs additional planning work to keep workers busy while waiting for the last map tasks to be done after they have been passed to a worker once. As the original MapReduce paper points out, this is important to avoid the entire cluster waiting for stragglers (faulty hardware, bad network connection, etc).</text:p>
      <text:h text:style-name="Heading_20_3" text:outline-level="3">Messaging</text:h>
      <text:p text:style-name="Text_20_body">As the master is reactive, most messaging is done in the basic request-response manner. This means that the worker sends an acknowledgment for a task it has done, this is parsed, the state of the job is updated, a new task is selected and this is sent back to the worker. There are however some cases where the correct response for the master is to send messages to all workers. </text:p>
      <text:p text:style-name="Text_20_body">When the worker acknowledges the last remaining task of a job, the master will mark that job as finished and starts the next job. If there is no queued job, the master will send a pause message to all workers. If there is a next job, workers will be sent the first tasks for that job. While pause messages are sent as fast as possible, the tasks are sent staggered with a one second delay between each message.</text:p>
      <text:p text:style-name="Text_20_body">However, in both special cases the messaging is done by queuing the messages for a separate asynchronous sender to send. This AsyncSender is shared by all workers and it has a thread which is used to send the queued messages. </text:p>
      <text:p text:style-name="Text_20_body">A worker might send an acknowledgment while a task for it is queued but not yet sent. Typically the correct response is to send a new task for the worker, but in this case special attention is required. </text:p>
      <text:list xml:id="list899195771" text:style-name="L2">
        <text:list-item>
          <text:p text:style-name="P7"><text:soft-page-break/>Every time a synchronous message is sent to the worker, the worker clears up any and all messages queued for it.</text:p>
        </text:list-item>
        <text:list-item>
          <text:p text:style-name="P7">A worker heartbeat might reveal the worker to be idle while there is a running job. The typical response in this situation is to send a new task to the worker. However, if there is a queued message for the worker, the heartbeat message will not cause further actions.</text:p>
        </text:list-item>
      </text:list>
      <text:p text:style-name="Text_20_body">Because of network delays and operating system buffering, this logic can never be perfect, but double-tasking does not invalidate the computation. This system is an attempt to minimize disruptions caused by double-tasking a worker and the asynchronous queues are used to help with problems caused by networking problems like vanishing routes or endpoints. </text:p>
      <text:h text:style-name="Heading_20_3" text:outline-level="3">Console</text:h>
      <text:p text:style-name="Text_20_body">All attached consoles get a periodic update of the current state of the master. Gathering this state requires the notifier thread to take hold of the master mutex for the duration of creating the message. This message is then sent to all consoles via the same asynchronous messaging method discussed in the previous topic. However, as one can assume there are not that many consoles attached to the master, each console has its own AsyncSender and thus its' own th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keep-together="always"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mpo Savolainen</meta:initial-creator>
    <meta:creation-date>2010-12-30T15:34:29</meta:creation-date>
    <dc:date>2010-12-31T15:53:31</dc:date>
    <dc:creator>Sampo Savolainen</dc:creator>
    <meta:editing-duration>PT13H01M20S</meta:editing-duration>
    <meta:editing-cycles>82</meta:editing-cycles>
    <meta:generator>OpenOffice.org/3.2$Unix OpenOffice.org_project/320m12$Build-9483</meta:generator>
    <meta:document-statistic meta:table-count="0" meta:image-count="0" meta:object-count="0" meta:page-count="5" meta:paragraph-count="59" meta:word-count="2277" meta:character-count="13503"/>
  </office:meta>
</office:document-meta>
</file>